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Times New Roman" fo:language="es" fo:country="ES" officeooo:rsid="001b2c6c" officeooo:paragraph-rsid="001b2c6c" style:font-size-asian="10.5pt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" fo:language="es" fo:country="ES" officeooo:rsid="001b2c6c" officeooo:paragraph-rsid="001b2c6c" style:font-size-asian="10.5pt"/>
    </style:style>
    <style:style style:name="P3" style:family="paragraph" style:parent-style-name="Standard">
      <style:paragraph-properties fo:line-height="200%" fo:text-align="start" style:justify-single-word="false"/>
      <style:text-properties style:font-name="Times New Roman" fo:language="es" fo:country="ES" officeooo:rsid="001bf342" officeooo:paragraph-rsid="001bf342" style:font-size-asian="10.5pt"/>
    </style:style>
    <style:style style:name="P4" style:family="paragraph" style:parent-style-name="Standard">
      <style:paragraph-properties fo:line-height="200%" fo:text-align="start" style:justify-single-word="false"/>
      <style:text-properties style:font-name="Times New Roman" fo:language="es" fo:country="ES" officeooo:rsid="001bf342" officeooo:paragraph-rsid="001bf342" style:font-size-asian="10.5pt"/>
    </style:style>
    <style:style style:name="P5" style:family="paragraph" style:parent-style-name="Standard">
      <style:paragraph-properties fo:line-height="200%" fo:text-align="start" style:justify-single-word="false"/>
      <style:text-properties style:font-name="Times New Roman" fo:language="es" fo:country="ES" officeooo:rsid="001ef499" officeooo:paragraph-rsid="002c2260" style:font-size-asian="10.5pt"/>
    </style:style>
    <style:style style:name="P6" style:family="paragraph" style:parent-style-name="Standard">
      <style:paragraph-properties fo:line-height="200%" fo:text-align="start" style:justify-single-word="false"/>
      <style:text-properties style:font-name="Times New Roman" fo:language="es" fo:country="ES" officeooo:rsid="00265ccb" officeooo:paragraph-rsid="00279c03" style:font-size-asian="10.5pt"/>
    </style:style>
    <style:style style:name="P7" style:family="paragraph" style:parent-style-name="Standard">
      <style:paragraph-properties fo:line-height="200%" fo:text-align="start" style:justify-single-word="false"/>
      <style:text-properties style:font-name="Times New Roman" fo:language="es" fo:country="ES" officeooo:rsid="0028c26a" officeooo:paragraph-rsid="0028c26a" style:font-size-asian="10.5pt"/>
    </style:style>
    <style:style style:name="P8" style:family="paragraph" style:parent-style-name="Standard">
      <style:paragraph-properties fo:line-height="200%" fo:text-align="start" style:justify-single-word="false"/>
      <style:text-properties style:font-name="Times New Roman" fo:language="es" fo:country="ES" officeooo:rsid="001b2c6c" officeooo:paragraph-rsid="001b2c6c" style:font-size-asian="10.5pt"/>
    </style:style>
    <style:style style:name="P9" style:family="paragraph" style:parent-style-name="Standard">
      <style:paragraph-properties fo:line-height="200%" fo:text-align="start" style:justify-single-word="false"/>
      <style:text-properties style:font-name="Times New Roman" fo:language="es" fo:country="ES" officeooo:rsid="001b2c6c" officeooo:paragraph-rsid="002d6435" style:font-size-asian="10.5pt"/>
    </style:style>
    <style:style style:name="T1" style:family="text">
      <style:text-properties officeooo:rsid="001bf342"/>
    </style:style>
    <style:style style:name="T2" style:family="text">
      <style:text-properties officeooo:rsid="001dccae"/>
    </style:style>
    <style:style style:name="T3" style:family="text">
      <style:text-properties officeooo:rsid="001ef499"/>
    </style:style>
    <style:style style:name="T4" style:family="text">
      <style:text-properties officeooo:rsid="001fdfb2"/>
    </style:style>
    <style:style style:name="T5" style:family="text">
      <style:text-properties officeooo:rsid="001fe37f"/>
    </style:style>
    <style:style style:name="T6" style:family="text">
      <style:text-properties officeooo:rsid="0022db37"/>
    </style:style>
    <style:style style:name="T7" style:family="text">
      <style:text-properties officeooo:rsid="00243dc6"/>
    </style:style>
    <style:style style:name="T8" style:family="text">
      <style:text-properties officeooo:rsid="00265ccb"/>
    </style:style>
    <style:style style:name="T9" style:family="text">
      <style:text-properties officeooo:rsid="0028c2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leksandr Yardas</text:p>
      <text:p text:style-name="P1">SPN 217</text:p>
      <text:p text:style-name="P1">Yvette Aparicio</text:p>
      <text:p text:style-name="P2">Tarea para 10/25/17</text:p>
      <text:p text:style-name="P8"><text:tab/><text:span text:style-name="T1">Resumen:</text:span></text:p>
      <text:p text:style-name="P9"><text:tab/><text:span text:style-name="T9">Carlos pregunta a Juana de lo que ocurrió con Ignacio. Quiere que Juana se desahogue “confiando[le] sus aprensiones.” Carlos tiene “una sensación… de desprecio” para Ignacio. En su opinión, Ignacio es “agrio y despegado,” entonces es necesario que él se marche (“¡Forzarle a salir de aquí!”). Pedro, Andrés e Ignacio entran. Ignacio recuenta una vez en que él trataba de bajar los escalones cuando “se pega un gran pisotón en el suelo.” Las muchachas se estaban riendo a carcajada y <text:s/>él se llenó con ira y vergüenza. A cause de esto, Ignacio es enardecido con desprecio a los videntes. Luego, Carlos enfrente a Ignacio de sus conclusiones sobre la viva con la ceguera, y dice “Ellos (los videntes) son mancos, cojos...” para que muestra a Ignacio las otras discapacidades de los videntes. Ellos discuten de esto.</text:span></text:p>
      <text:p text:style-name="P9"/>
      <text:p text:style-name="P3">-Los contraste<text:span text:style-name="T2">s</text:span> entre el segundo acto y el primero</text:p>
      <text:p text:style-name="P5"><text:tab/><text:span text:style-name="T4">Carlos empezar ponerse más serio. </text:span></text:p>
      <text:p text:style-name="P3"/>
      <text:p text:style-name="P3"/>
      <text:p text:style-name="P3"/>
      <text:p text:style-name="P3"/>
      <text:p text:style-name="P3"/>
      <text:p text:style-name="P3">-el incidente en que Ignacio cuenta de su pa<text:span text:style-name="T3">s</text:span>ado y por qué lo cree importante; la reacción de los otros estudiantes.</text:p>
      <text:p text:style-name="P7">Es importante</text:p>
      <text:p text:style-name="P3"><text:soft-page-break/><text:tab/><text:span text:style-name="T5">La cuenta del Ignacio</text:span></text:p>
      <text:p text:style-name="P3"><text:tab/><text:span text:style-name="T4">Ignacio tratar de ir al bajar los escalones y ponerse temeroso (“las piernas se habían convertido en algodón”)</text:span></text:p>
      <text:p text:style-name="P3"><text:tab/><text:span text:style-name="T4">Las muchachas estar riendo a carcajadas</text:span></text:p>
      <text:p text:style-name="P3"><text:tab/><text:span text:style-name="T4">Ignacio es sexista (“¿Habéis notado que muchas veces las mujeres no pueden dejar de reír?”)</text:span></text:p>
      <text:p text:style-name="P3"><text:tab/><text:span text:style-name="T5">Ignacio siente que sea injusto que la mayoría de las personas “gocen, sin mérito alguno, de un poder misterioso que emana de sus ojos, con que pueden abrazarnos y clavarnos el cuerpo sin que podamos evitarlo”)</text:span></text:p>
      <text:p text:style-name="P3"><text:tab/><text:span text:style-name="T5">(de los videntes), “no incurrían en la tontería de creerse normales.</text:span></text:p>
      <text:p text:style-name="P3"/>
      <text:p text:style-name="P3"><text:tab/><text:span text:style-name="T5">Las reacciones de los otros estudiantes:</text:span></text:p>
      <text:p text:style-name="P3"><text:tab/><text:tab/><text:span text:style-name="T7">Juana: identificarse con los acontecimientos que Ignacio describe</text:span></text:p>
      <text:p text:style-name="P3"><text:tab/><text:tab/><text:span text:style-name="T5">Andrés: Estar de acuerdo con Ignacio sobre lo qué es visto (“creo que con la cegeura no sólo carecemos de un poder a distancia, sino de un placer también. Un placer maravilloso”)</text:span></text:p>
      <text:p text:style-name="P3"><text:tab/><text:tab/><text:span text:style-name="T5">Miguelín: Resolver el problema por concluir que los videntes “no ver tampoco.”</text:span></text:p>
      <text:p text:style-name="P3"><text:tab/><text:tab/><text:span text:style-name="T6">Carlos: Ponerse muy molestado, enojado. Luego discutir con Ignacio sobre mucha (vea la sección deja de esta)</text:span></text:p>
      <text:p text:style-name="P3"/>
      <text:p text:style-name="P3">-la discusión entre Carlos e Ignacio: qué tópicos discuten, qué hace Ignacio mientras habla</text:p>
      <text:p text:style-name="P3"><text:tab/><text:span text:style-name="T7">Discutir: los contrastes entre el mundo de los videntes y el mundo de los invidentes. Carlos cree que los dos son el mismo. Ignacio cree que son tan diferentes.</text:span></text:p>
      <text:p text:style-name="P3"><text:tab/><text:span text:style-name="T7">-C: “¿No estudiamos, tenemos distracciones, hacemos deporte, amamos, nos casamos como ellos?,” también, “Ellos son mancos, cojos, paralíticos...” tratar de mostrar que ceguera no es la única discapacidad.</text:span></text:p>
      <text:p text:style-name="P3"><text:tab/><text:span text:style-name="T8">El párrafo al pie del página (no entiendo eso).</text:span></text:p>
      <text:p text:style-name="P3"><text:soft-page-break/><text:tab/><text:span text:style-name="T8">Discutir la necesidad del bastón (I sí, C no).</text:span></text:p>
      <text:p text:style-name="P3"><text:tab/><text:span text:style-name="T8">I: “Mi bastón me permite pasear por aquí, como hago ahora, sin miedo a los obstáculos.”</text:span></text:p>
      <text:p text:style-name="P3"><text:tab/></text:p>
      <text:p text:style-name="P3"/>
      <text:p text:style-name="P3"/>
      <text:p text:style-name="P3">-el resultado de la discusión entre Carlos e Ignacio</text:p>
      <text:p text:style-name="P6">En fin, Ignacio desafiar a Carlos a caminar muy rápi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7:24:22.498239000</meta:creation-date>
    <meta:generator>LibreOffice/5.2.5.1$MacOSX_X86_64 LibreOffice_project/0312e1a284a7d50ca85a365c316c7abbf20a4d22</meta:generator>
    <dc:date>2017-10-25T12:42:58.634353000</dc:date>
    <meta:editing-duration>PT14H4M10S</meta:editing-duration>
    <meta:editing-cycles>14</meta:editing-cycles>
    <meta:document-statistic meta:table-count="0" meta:image-count="0" meta:object-count="0" meta:page-count="3" meta:paragraph-count="30" meta:word-count="472" meta:character-count="2863" meta:non-whitespace-character-count="2394"/>
  </office:meta>
</office:document-meta>
</file>